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/>
    </style:style>
    <style:style style:name="P5" style:family="paragraph" style:parent-style-name="Preformatted_20_Text">
      <style:paragraph-properties fo:margin-top="0cm" fo:margin-bottom="0.499cm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margin-top="0cm" fo:margin-bottom="0.499cm"/>
      <style:text-properties fo:font-variant="normal" fo:text-transform="none" fo:color="#000000" fo:letter-spacing="normal" fo:font-style="normal" fo:font-weight="normal"/>
    </style:style>
    <style:style style:name="P7" style:family="paragraph" style:parent-style-name="Preformatted_20_Text">
      <style:paragraph-properties fo:margin-top="0cm" fo:margin-bottom="0cm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ala-tulkin saa avattua komentoriviltä ajamalla käskyn scala. Scala ohjelman saa käännettyä komennolla scalac [tiedosto] ja ohjelman saa ajettua käskyllä scala [tiedosto]. Suosittelen kuitenkin lataamaan Eclipsen ja asentamaan siihen scala-tuen.</text:p>
      <text:p text:style-name="Standard"/>
      <text:p text:style-name="Standard">Tulkissa voi suorittaa scala koodia, esim.:</text:p>
      <text:p text:style-name="Standard"/>
      <text:p text:style-name="P3">scala&gt; val msg = "Hello, world!" //val on immutable muuttuja</text:p>
      <text:p text:style-name="P6">msg: java.lang.String = Hello, world!</text:p>
      <text:p text:style-name="P7">scala&gt; println(muu)</text:p>
      <text:p text:style-name="P7">666</text:p>
      <text:p text:style-name="P7"/>
      <text:p text:style-name="P3">scala&gt; var muu = 666 //Luodaan muuttuja muu</text:p>
      <text:p text:style-name="P6">muu: Int = 666</text:p>
      <text:p text:style-name="Standard">Jos rakenne jää kesken sitä voi jatkaa:</text:p>
      <text:p text:style-name="Standard"/>
      <text:p text:style-name="P3">scala&gt; def max(x: Int, y: Int): Int = {</text:p>
      <text:p text:style-name="P1"><text:s text:c="5"/><text:span text:style-name="T1">| if (x &gt; y) x</text:span></text:p>
      <text:p text:style-name="P1"><text:s text:c="5"/><text:span text:style-name="T1">| else y</text:span></text:p>
      <text:p text:style-name="P1"><text:s text:c="5"/><text:span text:style-name="T1">| }</text:span></text:p>
      <text:p text:style-name="P4"><text:span text:style-name="T2">max: (x: Int, y: Int)Int</text:span></text:p>
      <text:p text:style-name="Standard"><text:span text:style-name="T2">Scalassa voi käyttää funktioita parametrina:</text:span></text:p>
      <text:p text:style-name="P4"><text:span text:style-name="T2"/></text:p>
      <text:p text:style-name="P5"><text:span text:style-name="T1"><text:s text:c="2"/>def koristele(x: Int, y: Int, arvo: (Int, Int) =&gt; Int) =</text:span></text:p>
      <text:p text:style-name="P5"><text:s text:c="4"/><text:span text:style-name="T1">println("**** " + arvo(x, y) + " ****")</text:span></text:p>
      <text:p text:style-name="P5"><text:span text:style-name="T1">arvo on kuvaus kokonaislukuparilta kokonaisluvulle</text:span></text:p>
      <text:p text:style-name="Standard">Ja näin kätevästi sitä sitten voi käyttää:</text:p>
      <text:p text:style-name="P2"><text:s text:c="2"/><text:span text:style-name="T1">koristele(5, 9, (x: Int, y: Int) <text:s/>=&gt; x + y) <text:s/>// **** 14 ****</text:span></text:p>
      <text:p text:style-name="P1"><text:s text:c="2"/><text:span text:style-name="T1">koristele(5, 9, (x: Int, y: Int) <text:s/>=&gt; x * y) <text:s/>// **** 45 ****</text:span></text:p>
      <text:p text:style-name="Preformatted_20_Text"/>
      <text:p text:style-name="P1"><text:s text:c="2"/><text:span text:style-name="T1">def erotus(a: Int, b: Int) = a-b</text:span></text:p>
      <text:p text:style-name="P5"><text:s text:c="2"/><text:span text:style-name="T1">koristele(5, 9, erotus) <text:s text:c="21"/>// **** -4 ****</text:span></text:p>
      <text:p text:style-name="Standard">Taulukko-olioita voidaan luoda ja käyttää seuraavaan tapaan:</text:p>
      <text:p text:style-name="P2"><text:s text:c="2"/><text:span text:style-name="T1">val greetStrings = new Array[String](3)</text:span></text:p>
      <text:p text:style-name="P1"><text:s text:c="2"/></text:p>
      <text:p text:style-name="P1"><text:s text:c="2"/><text:span text:style-name="T1">greetStrings(0) = "Hello"</text:span></text:p>
      <text:p text:style-name="P1"><text:s text:c="2"/><text:span text:style-name="T1">greetStrings(1) = ", "</text:span></text:p>
      <text:p text:style-name="P1"><text:s text:c="2"/><text:span text:style-name="T1">greetStrings(2) = "world!\n"</text:span></text:p>
      <text:p text:style-name="Preformatted_20_Text"/>
      <text:p text:style-name="P1"><text:s text:c="2"/><text:span text:style-name="T1">for (i &lt;- 0 to 2) //0 to 2 luo Range olion</text:span></text:p>
      <text:p text:style-name="P5"><text:s text:c="4"/><text:span text:style-name="T1">print(greetStrings(i))</text:span></text:p>
      <text:p text:style-name="Text_20_body"><text:span text:style-name="T2">Muuta:</text:span></text:p>
      <text:p text:style-name="Text_20_body"><text:span text:style-name="T2">-funktioita voi määritellä missä vain lohkossa ja niitä käsitellään kuin muuttujia</text:span></text:p>
      <text:p text:style-name="Text_20_body"><text:span text:style-name="T2">-funktion nimessä voi käyttää erikoismerkkejä, joten voi vaikka tehdä luokalle funktion +=, jota voi myös käyttää näin: muuttuja += jotain ( voi myös kirjoittaa muuttuja.+=(jotain) )</text:span></text:p>
      <text:p text:style-name="Text_20_body"><text:span text:style-name="T2">-pääkonstruktorin parametrit tulevat luokan nimen jälkee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8:20:46.93</meta:creation-date>
    <dc:date>2014-03-13T18:46:55.95</dc:date>
    <meta:editing-duration>PT26M6S</meta:editing-duration>
    <meta:editing-cycles>9</meta:editing-cycles>
    <meta:generator>OpenOffice/4.0.1$Win32 OpenOffice.org_project/401m5$Build-9714</meta:generator>
    <meta:document-statistic meta:table-count="0" meta:image-count="0" meta:object-count="0" meta:page-count="1" meta:paragraph-count="35" meta:word-count="232" meta:character-count="1645"/>
  </office:meta>
</office:document-meta>
</file>